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> </text:p>
      <text:p text:style-name="Standard"> </text:p>
      <text:p text:style-name="Standard"> </text:p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> </text:p>
      <text:p text:style-name="Standard"> </text:p>
      <text:p text:style-name="Standard"> </text:p>
      <text:p text:style-name="P2">Ivrea, 20 febbraio 2025</text:p>
      <text:p text:style-name="Standard"> </text:p>
      <text:p text:style-name="Standard"/>
      <text:p text:style-name="Standard"> </text:p>
      <text:p text:style-name="P3"><text:s text:c="5"/>Oggetto: proposta di collaborazione per iniziativa eSports scolastica</text:p>
      <text:p text:style-name="Standard"> </text:p>
      <text:p text:style-name="Standard"> </text:p>
      <text:p text:style-name="Standard">Egregi Signori,</text:p>
      <text:p text:style-name="Standard"><text:s text:c="5"/>l’Istituto di Istruzione Superiore “Giovanni Cena” di Ivrea intende avviare il primo progetto <text:s text:c="12"/>eSports scolastico, con l’obiettivo di coniugare competizione, strategia e formazione.</text:p>
      <text:p text:style-name="Standard"> </text:p>
      <text:p text:style-name="Standard"><text:s text:c="5"/>A tal fine, organizziamo un torneo interno di eSports, iniziativa che, oltre a valorizzare le <text:s text:c="3"/>competenze digitali degli studenti, rappresenta un’opportunità per avvicinare il mondo <text:s text:c="3"/>dell’istruzione al settore gaming.</text:p>
      <text:p text:style-name="Standard"> </text:p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> </text:p>
      <text:p text:style-name="Standard">Restiamo a disposizione per concordare un incontro e confidiamo in un vostro riscontro.</text:p>
      <text:p text:style-name="Standard"> </text:p>
      <text:p text:style-name="Standard"/>
      <text:p text:style-name="Standard"/>
      <text:p text:style-name="P2">Distinti saluti.</text:p>
      <text:p text:style-name="P2">Enrico Bruno</text:p>
      <text:p text:style-name="P2">Dirigente Scolastico</text:p>
      <text:p text:style-name="P2">I.I.S. Giovanni Cena – Ivrea</text:p>
      <text:p text:style-name="P2"/>
      <text:p text:style-name="P2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9:17.96</meta:creation-date>
    <meta:document-statistic meta:table-count="0" meta:image-count="0" meta:object-count="0" meta:page-count="1" meta:paragraph-count="34" meta:word-count="167" meta:character-count="1230"/>
    <dc:date>2025-02-20T12:54:45.97</dc:date>
    <meta:editing-duration>PT5M28S</meta:editing-duration>
    <meta:editing-cycles>1</meta:editing-cycles>
    <meta:generator>OpenOffice/4.1.5$Win32 OpenOffice.org_project/415m1$Build-9789</meta:generator>
  </office:meta>
</office:document-meta>
</file>